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11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618in"/>
    </style:style>
    <style:style style:name="co5" style:family="table-column">
      <style:table-column-properties fo:break-before="auto" style:column-width="1.3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75"/>
    <style:style style:name="ce6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/>
    </style:style>
    <style:style style:name="ce7" style:family="table-cell" style:parent-style-name="Default" style:data-style-name="N40">
      <style:table-cell-properties fo:background-color="#81d41a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0"/>
    <style:style style:name="ce9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dee6e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Gün:</text:p>
          </table:table-cell>
          <table:table-cell table:style-name="ce6" office:value-type="string" calcext:value-type="string">
            <text:p>Günlük ders çalışma saati</text:p>
          </table:table-cell>
          <table:table-cell table:style-name="ce6" office:value-type="string" calcext:value-type="string">
            <text:p>Başlangıç0</text:p>
          </table:table-cell>
          <table:table-cell table:style-name="ce6" office:value-type="string" calcext:value-type="string">
            <text:p>Bitiş0</text:p>
          </table:table-cell>
          <table:table-cell table:style-name="ce6" office:value-type="string" calcext:value-type="string">
            <text:p>Ders0</text:p>
          </table:table-cell>
          <table:table-cell table:style-name="ce6" office:value-type="string" calcext:value-type="string">
            <text:p>Başlangıç1</text:p>
          </table:table-cell>
          <table:table-cell table:style-name="ce6" office:value-type="string" calcext:value-type="string">
            <text:p>Bitiş1</text:p>
          </table:table-cell>
          <table:table-cell table:style-name="ce6" office:value-type="string" calcext:value-type="string">
            <text:p>Ders1</text:p>
          </table:table-cell>
          <table:table-cell table:style-name="ce6" office:value-type="string" calcext:value-type="string">
            <text:p>Başlangıç2</text:p>
          </table:table-cell>
          <table:table-cell table:style-name="ce6" office:value-type="string" calcext:value-type="string">
            <text:p>Bitiş2</text:p>
          </table:table-cell>
          <table:table-cell table:style-name="ce6" office:value-type="string" calcext:value-type="string">
            <text:p>Ders2</text:p>
          </table:table-cell>
          <table:table-cell table:style-name="ce6" office:value-type="string" calcext:value-type="string">
            <text:p>Başlangıç3</text:p>
          </table:table-cell>
          <table:table-cell table:style-name="ce6" office:value-type="string" calcext:value-type="string">
            <text:p>Bitiş3</text:p>
          </table:table-cell>
          <table:table-cell table:style-name="ce6" office:value-type="string" calcext:value-type="string">
            <text:p>Ders3</text:p>
          </table:table-cell>
          <table:table-cell table:style-name="ce6" office:value-type="string" calcext:value-type="string">
            <text:p>Başlangıç4</text:p>
          </table:table-cell>
          <table:table-cell table:style-name="ce6" office:value-type="string" calcext:value-type="string">
            <text:p>Bitiş4</text:p>
          </table:table-cell>
          <table:table-cell table:style-name="ce6" office:value-type="string" calcext:value-type="string">
            <text:p>Ders4</text:p>
          </table:table-cell>
          <table:table-cell table:style-name="ce6" office:value-type="string" calcext:value-type="string">
            <text:p>Başlangıç5</text:p>
          </table:table-cell>
          <table:table-cell table:style-name="ce6" office:value-type="string" calcext:value-type="string">
            <text:p>Bitiş5</text:p>
          </table:table-cell>
          <table:table-cell table:style-name="ce6" office:value-type="string" calcext:value-type="string">
            <text:p>Ders5</text:p>
          </table:table-cell>
          <table:table-cell table:number-columns-repeated="3"/>
        </table:table-row>
        <table:table-row table:style-name="ro1">
          <table:table-cell table:style-name="ce2" office:value-type="date" office:date-value="2021-01-27" calcext:value-type="date">
            <text:p>Jan 27, 2021</text:p>
          </table:table-cell>
          <table:table-cell table:style-name="ce7" table:formula="of:=SUM(([.D2]-[.C2]);([.G2]-[.F2]);([.J2]-[.I2]);([.M2]-[.L2]);([.P2]-[.O2]);([.S2]-[.R2]))" office:value-type="time" office:time-value="PT03H40M00S" calcext:value-type="time">
            <text:p>03:40</text:p>
          </table:table-cell>
          <table:table-cell table:style-name="ce3" office:value-type="time" office:time-value="PT08H30M00S" calcext:value-type="time">
            <text:p>08:30</text:p>
          </table:table-cell>
          <table:table-cell table:style-name="ce3" office:value-type="time" office:time-value="PT09H46M00S" calcext:value-type="time">
            <text:p>09:46</text:p>
          </table:table-cell>
          <table:table-cell table:style-name="ce9" office:value-type="string" calcext:value-type="string">
            <text:p>Netsec</text:p>
          </table:table-cell>
          <table:table-cell table:style-name="ce3" office:value-type="time" office:time-value="PT10H10M00S" calcext:value-type="time">
            <text:p>10:10</text:p>
          </table:table-cell>
          <table:table-cell table:style-name="ce3" office:value-type="time" office:time-value="PT10H30M00S" calcext:value-type="time">
            <text:p>10:30</text:p>
          </table:table-cell>
          <table:table-cell table:style-name="ce9" office:value-type="string" calcext:value-type="string">
            <text:p>Netsec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9" office:value-type="string" calcext:value-type="string">
            <text:p>Netsec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3H34M00S" calcext:value-type="time">
            <text:p>13:34</text:p>
          </table:table-cell>
          <table:table-cell table:style-name="ce9" office:value-type="string" calcext:value-type="string">
            <text:p>Numprog </text:p>
          </table:table-cell>
          <table:table-cell table:style-name="ce3" table:formula="of:=NOW()" office:value-type="time" office:time-value="PT1061367H56M36.397089399S" calcext:value-type="time">
            <text:p>15:56</text:p>
          </table:table-cell>
          <table:table-cell table:style-name="ce3" table:formula="of:=NOW()" office:value-type="time" office:time-value="PT1061367H56M36.397097781S" calcext:value-type="time">
            <text:p>15:56</text:p>
          </table:table-cell>
          <table:table-cell table:style-name="ce9" office:value-type="string" calcext:value-type="string">
            <text:p>dummy</text:p>
          </table:table-cell>
          <table:table-cell table:style-name="ce3" table:formula="of:=NOW()" office:value-type="time" office:time-value="PT1061367H56M36.397100296S" calcext:value-type="time">
            <text:p>15:56</text:p>
          </table:table-cell>
          <table:table-cell table:style-name="ce3" table:formula="of:=NOW()" office:value-type="time" office:time-value="PT1061367H56M36.39710281S" calcext:value-type="time">
            <text:p>15:56</text:p>
          </table:table-cell>
          <table:table-cell table:style-name="ce11" office:value-type="string" calcext:value-type="string">
            <text:p>dummy</text:p>
          </table:table-cell>
          <table:table-cell table:number-columns-repeated="3"/>
        </table:table-row>
        <table:table-row table:style-name="ro1">
          <table:table-cell table:style-name="ce2" office:value-type="date" office:date-value="2021-01-28" calcext:value-type="date">
            <text:p>Jan 28, 2021</text:p>
          </table:table-cell>
          <table:table-cell table:style-name="ce7" table:formula="of:=SUM(([.D3]-[.C3]);([.G3]-[.F3]);([.J3]-[.I3]);([.M3]-[.L3]);([.P3]-[.O3]);([.S3]-[.R3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109516S" calcext:value-type="time">
            <text:p>15:56</text:p>
          </table:table-cell>
          <table:table-cell table:style-name="ce3" table:formula="of:=NOW()" office:value-type="time" office:time-value="PT1061367H56M36.39711203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14545S" calcext:value-type="time">
            <text:p>15:56</text:p>
          </table:table-cell>
          <table:table-cell table:style-name="ce3" table:formula="of:=NOW()" office:value-type="time" office:time-value="PT1061367H56M36.39711622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17898S" calcext:value-type="time">
            <text:p>15:56</text:p>
          </table:table-cell>
          <table:table-cell table:style-name="ce3" table:formula="of:=NOW()" office:value-type="time" office:time-value="PT1061367H56M36.39711957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21251S" calcext:value-type="time">
            <text:p>15:56</text:p>
          </table:table-cell>
          <table:table-cell table:style-name="ce3" table:formula="of:=NOW()" office:value-type="time" office:time-value="PT1061367H56M36.39712376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25442S" calcext:value-type="time">
            <text:p>15:56</text:p>
          </table:table-cell>
          <table:table-cell table:style-name="ce3" table:formula="of:=NOW()" office:value-type="time" office:time-value="PT1061367H56M36.3971262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28794S" calcext:value-type="time">
            <text:p>15:56</text:p>
          </table:table-cell>
          <table:table-cell table:style-name="ce3" table:formula="of:=NOW()" office:value-type="time" office:time-value="PT1061367H56M36.397129633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1-29" calcext:value-type="date">
            <text:p>Jan 29, 2021</text:p>
          </table:table-cell>
          <table:table-cell table:style-name="ce7" table:formula="of:=SUM(([.D4]-[.C4]);([.G4]-[.F4]);([.J4]-[.I4]);([.M4]-[.L4]);([.P4]-[.O4]);([.S4]-[.R4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133823S" calcext:value-type="time">
            <text:p>15:56</text:p>
          </table:table-cell>
          <table:table-cell table:style-name="ce3" table:formula="of:=NOW()" office:value-type="time" office:time-value="PT1061367H56M36.39713466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36338S" calcext:value-type="time">
            <text:p>15:56</text:p>
          </table:table-cell>
          <table:table-cell table:style-name="ce3" table:formula="of:=NOW()" office:value-type="time" office:time-value="PT1061367H56M36.39713885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40529S" calcext:value-type="time">
            <text:p>15:56</text:p>
          </table:table-cell>
          <table:table-cell table:style-name="ce3" table:formula="of:=NOW()" office:value-type="time" office:time-value="PT1061367H56M36.39714136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43882S" calcext:value-type="time">
            <text:p>15:56</text:p>
          </table:table-cell>
          <table:table-cell table:style-name="ce3" table:formula="of:=NOW()" office:value-type="time" office:time-value="PT1061367H56M36.3971447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46396S" calcext:value-type="time">
            <text:p>15:56</text:p>
          </table:table-cell>
          <table:table-cell table:style-name="ce3" table:formula="of:=NOW()" office:value-type="time" office:time-value="PT1061367H56M36.39714807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49749S" calcext:value-type="time">
            <text:p>15:56</text:p>
          </table:table-cell>
          <table:table-cell table:style-name="ce3" table:formula="of:=NOW()" office:value-type="time" office:time-value="PT1061367H56M36.397151425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1-30" calcext:value-type="date">
            <text:p>Jan 30, 2021</text:p>
          </table:table-cell>
          <table:table-cell table:style-name="ce7" table:formula="of:=SUM(([.D5]-[.C5]);([.G5]-[.F5]);([.J5]-[.I5]);([.M5]-[.L5]);([.P5]-[.O5]);([.S5]-[.R5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154778S" calcext:value-type="time">
            <text:p>15:56</text:p>
          </table:table-cell>
          <table:table-cell table:style-name="ce3" table:formula="of:=NOW()" office:value-type="time" office:time-value="PT1061367H56M36.39715645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58131S" calcext:value-type="time">
            <text:p>15:56</text:p>
          </table:table-cell>
          <table:table-cell table:style-name="ce3" table:formula="of:=NOW()" office:value-type="time" office:time-value="PT1061367H56M36.39715980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61484S" calcext:value-type="time">
            <text:p>15:56</text:p>
          </table:table-cell>
          <table:table-cell table:style-name="ce3" table:formula="of:=NOW()" office:value-type="time" office:time-value="PT1061367H56M36.3971631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64837S" calcext:value-type="time">
            <text:p>15:56</text:p>
          </table:table-cell>
          <table:table-cell table:style-name="ce3" table:formula="of:=NOW()" office:value-type="time" office:time-value="PT1061367H56M36.39716651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68189S" calcext:value-type="time">
            <text:p>15:56</text:p>
          </table:table-cell>
          <table:table-cell table:style-name="ce3" table:formula="of:=NOW()" office:value-type="time" office:time-value="PT1061367H56M36.39716986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71542S" calcext:value-type="time">
            <text:p>15:56</text:p>
          </table:table-cell>
          <table:table-cell table:style-name="ce3" table:formula="of:=NOW()" office:value-type="time" office:time-value="PT1061367H56M36.39717238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1-31" calcext:value-type="date">
            <text:p>Jan 31, 2021</text:p>
          </table:table-cell>
          <table:table-cell table:style-name="ce7" table:formula="of:=SUM(([.D6]-[.C6]);([.G6]-[.F6]);([.J6]-[.I6]);([.M6]-[.L6]);([.P6]-[.O6]);([.S6]-[.R6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175733S" calcext:value-type="time">
            <text:p>15:56</text:p>
          </table:table-cell>
          <table:table-cell table:style-name="ce3" table:formula="of:=NOW()" office:value-type="time" office:time-value="PT1061367H56M36.39717740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79086S" calcext:value-type="time">
            <text:p>15:56</text:p>
          </table:table-cell>
          <table:table-cell table:style-name="ce3" table:formula="of:=NOW()" office:value-type="time" office:time-value="PT1061367H56M36.39718076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82439S" calcext:value-type="time">
            <text:p>15:56</text:p>
          </table:table-cell>
          <table:table-cell table:style-name="ce3" table:formula="of:=NOW()" office:value-type="time" office:time-value="PT1061367H56M36.39718411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85791S" calcext:value-type="time">
            <text:p>15:56</text:p>
          </table:table-cell>
          <table:table-cell table:style-name="ce3" table:formula="of:=NOW()" office:value-type="time" office:time-value="PT1061367H56M36.39718662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89144S" calcext:value-type="time">
            <text:p>15:56</text:p>
          </table:table-cell>
          <table:table-cell table:style-name="ce3" table:formula="of:=NOW()" office:value-type="time" office:time-value="PT1061367H56M36.39718998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191659S" calcext:value-type="time">
            <text:p>15:56</text:p>
          </table:table-cell>
          <table:table-cell table:style-name="ce3" table:formula="of:=NOW()" office:value-type="time" office:time-value="PT1061367H56M36.397193335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01" calcext:value-type="date">
            <text:p>Feb 1, 2021</text:p>
          </table:table-cell>
          <table:table-cell table:style-name="ce7" table:formula="of:=SUM(([.D7]-[.C7]);([.G7]-[.F7]);([.J7]-[.I7]);([.M7]-[.L7]);([.P7]-[.O7]);([.S7]-[.R7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196688S" calcext:value-type="time">
            <text:p>15:56</text:p>
          </table:table-cell>
          <table:table-cell table:style-name="ce3" table:formula="of:=NOW()" office:value-type="time" office:time-value="PT1061367H56M36.39719836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00041S" calcext:value-type="time">
            <text:p>15:56</text:p>
          </table:table-cell>
          <table:table-cell table:style-name="ce3" table:formula="of:=NOW()" office:value-type="time" office:time-value="PT1061367H56M36.39720171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03393S" calcext:value-type="time">
            <text:p>15:56</text:p>
          </table:table-cell>
          <table:table-cell table:style-name="ce3" table:formula="of:=NOW()" office:value-type="time" office:time-value="PT1061367H56M36.3972050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06746S" calcext:value-type="time">
            <text:p>15:56</text:p>
          </table:table-cell>
          <table:table-cell table:style-name="ce3" table:formula="of:=NOW()" office:value-type="time" office:time-value="PT1061367H56M36.39720758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10099S" calcext:value-type="time">
            <text:p>15:56</text:p>
          </table:table-cell>
          <table:table-cell table:style-name="ce3" table:formula="of:=NOW()" office:value-type="time" office:time-value="PT1061367H56M36.39721177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12613S" calcext:value-type="time">
            <text:p>15:56</text:p>
          </table:table-cell>
          <table:table-cell table:style-name="ce3" table:formula="of:=NOW()" office:value-type="time" office:time-value="PT1061367H56M36.397215128S" calcext:value-type="time">
            <text:p>15:56</text:p>
          </table:table-cell>
          <table:table-cell table:style-name="ce11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date" office:date-value="2021-02-02" calcext:value-type="date">
            <text:p>Feb 2, 2021</text:p>
          </table:table-cell>
          <table:table-cell table:style-name="ce7" table:formula="of:=SUM(([.D8]-[.C8]);([.G8]-[.F8]);([.J8]-[.I8]);([.M8]-[.L8]);([.P8]-[.O8]);([.S8]-[.R8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217643S" calcext:value-type="time">
            <text:p>15:56</text:p>
          </table:table-cell>
          <table:table-cell table:style-name="ce3" table:formula="of:=NOW()" office:value-type="time" office:time-value="PT1061367H56M36.39721931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20995S" calcext:value-type="time">
            <text:p>15:56</text:p>
          </table:table-cell>
          <table:table-cell table:style-name="ce3" table:formula="of:=NOW()" office:value-type="time" office:time-value="PT1061367H56M36.39722267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24348S" calcext:value-type="time">
            <text:p>15:56</text:p>
          </table:table-cell>
          <table:table-cell table:style-name="ce3" table:formula="of:=NOW()" office:value-type="time" office:time-value="PT1061367H56M36.39722602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27701S" calcext:value-type="time">
            <text:p>15:56</text:p>
          </table:table-cell>
          <table:table-cell table:style-name="ce3" table:formula="of:=NOW()" office:value-type="time" office:time-value="PT1061367H56M36.39722937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31054S" calcext:value-type="time">
            <text:p>15:56</text:p>
          </table:table-cell>
          <table:table-cell table:style-name="ce3" table:formula="of:=NOW()" office:value-type="time" office:time-value="PT1061367H56M36.3972327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34406S" calcext:value-type="time">
            <text:p>15:56</text:p>
          </table:table-cell>
          <table:table-cell table:style-name="ce3" table:formula="of:=NOW()" office:value-type="time" office:time-value="PT1061367H56M36.397236083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03" calcext:value-type="date">
            <text:p>Feb 3, 2021</text:p>
          </table:table-cell>
          <table:table-cell table:style-name="ce7" table:formula="of:=SUM(([.D9]-[.C9]);([.G9]-[.F9]);([.J9]-[.I9]);([.M9]-[.L9]);([.P9]-[.O9]);([.S9]-[.R9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238597S" calcext:value-type="time">
            <text:p>15:56</text:p>
          </table:table-cell>
          <table:table-cell table:style-name="ce3" table:formula="of:=NOW()" office:value-type="time" office:time-value="PT1061367H56M36.39724027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4195S" calcext:value-type="time">
            <text:p>15:56</text:p>
          </table:table-cell>
          <table:table-cell table:style-name="ce3" table:formula="of:=NOW()" office:value-type="time" office:time-value="PT1061367H56M36.39724362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45303S" calcext:value-type="time">
            <text:p>15:56</text:p>
          </table:table-cell>
          <table:table-cell table:style-name="ce3" table:formula="of:=NOW()" office:value-type="time" office:time-value="PT1061367H56M36.39724697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48656S" calcext:value-type="time">
            <text:p>15:56</text:p>
          </table:table-cell>
          <table:table-cell table:style-name="ce3" table:formula="of:=NOW()" office:value-type="time" office:time-value="PT1061367H56M36.39725033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52008S" calcext:value-type="time">
            <text:p>15:56</text:p>
          </table:table-cell>
          <table:table-cell table:style-name="ce3" table:formula="of:=NOW()" office:value-type="time" office:time-value="PT1061367H56M36.39725284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55361S" calcext:value-type="time">
            <text:p>15:56</text:p>
          </table:table-cell>
          <table:table-cell table:style-name="ce3" table:formula="of:=NOW()" office:value-type="time" office:time-value="PT1061367H56M36.397256199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04" calcext:value-type="date">
            <text:p>Feb 4, 2021</text:p>
          </table:table-cell>
          <table:table-cell table:style-name="ce7" table:formula="of:=SUM(([.D10]-[.C10]);([.G10]-[.F10]);([.J10]-[.I10]);([.M10]-[.L10]);([.P10]-[.O10]);([.S10]-[.R10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26039S" calcext:value-type="time">
            <text:p>15:56</text:p>
          </table:table-cell>
          <table:table-cell table:style-name="ce3" table:formula="of:=NOW()" office:value-type="time" office:time-value="PT1061367H56M36.39726122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62905S" calcext:value-type="time">
            <text:p>15:56</text:p>
          </table:table-cell>
          <table:table-cell table:style-name="ce3" table:formula="of:=NOW()" office:value-type="time" office:time-value="PT1061367H56M36.39726458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66258S" calcext:value-type="time">
            <text:p>15:56</text:p>
          </table:table-cell>
          <table:table-cell table:style-name="ce3" table:formula="of:=NOW()" office:value-type="time" office:time-value="PT1061367H56M36.39726709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6961S" calcext:value-type="time">
            <text:p>15:56</text:p>
          </table:table-cell>
          <table:table-cell table:style-name="ce3" table:formula="of:=NOW()" office:value-type="time" office:time-value="PT1061367H56M36.39727044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72125S" calcext:value-type="time">
            <text:p>15:56</text:p>
          </table:table-cell>
          <table:table-cell table:style-name="ce3" table:formula="of:=NOW()" office:value-type="time" office:time-value="PT1061367H56M36.39727380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75478S" calcext:value-type="time">
            <text:p>15:56</text:p>
          </table:table-cell>
          <table:table-cell table:style-name="ce3" table:formula="of:=NOW()" office:value-type="time" office:time-value="PT1061367H56M36.397277154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05" calcext:value-type="date">
            <text:p>Feb 5, 2021</text:p>
          </table:table-cell>
          <table:table-cell table:style-name="ce7" table:formula="of:=SUM(([.D11]-[.C11]);([.G11]-[.F11]);([.J11]-[.I11]);([.M11]-[.L11]);([.P11]-[.O11]);([.S11]-[.R11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280507S" calcext:value-type="time">
            <text:p>15:56</text:p>
          </table:table-cell>
          <table:table-cell table:style-name="ce3" table:formula="of:=NOW()" office:value-type="time" office:time-value="PT1061367H56M36.39728218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83021S" calcext:value-type="time">
            <text:p>15:56</text:p>
          </table:table-cell>
          <table:table-cell table:style-name="ce3" table:formula="of:=NOW()" office:value-type="time" office:time-value="PT1061367H56M36.39728553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87212S" calcext:value-type="time">
            <text:p>15:56</text:p>
          </table:table-cell>
          <table:table-cell table:style-name="ce3" table:formula="of:=NOW()" office:value-type="time" office:time-value="PT1061367H56M36.39728805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90565S" calcext:value-type="time">
            <text:p>15:56</text:p>
          </table:table-cell>
          <table:table-cell table:style-name="ce3" table:formula="of:=NOW()" office:value-type="time" office:time-value="PT1061367H56M36.39729140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9308S" calcext:value-type="time">
            <text:p>15:56</text:p>
          </table:table-cell>
          <table:table-cell table:style-name="ce3" table:formula="of:=NOW()" office:value-type="time" office:time-value="PT1061367H56M36.39729475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296432S" calcext:value-type="time">
            <text:p>15:56</text:p>
          </table:table-cell>
          <table:table-cell table:style-name="ce3" table:formula="of:=NOW()" office:value-type="time" office:time-value="PT1061367H56M36.397298109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06" calcext:value-type="date">
            <text:p>Feb 6, 2021</text:p>
          </table:table-cell>
          <table:table-cell table:style-name="ce7" table:formula="of:=SUM(([.D12]-[.C12]);([.G12]-[.F12]);([.J12]-[.I12]);([.M12]-[.L12]);([.P12]-[.O12]);([.S12]-[.R12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300623S" calcext:value-type="time">
            <text:p>15:56</text:p>
          </table:table-cell>
          <table:table-cell table:style-name="ce3" table:formula="of:=NOW()" office:value-type="time" office:time-value="PT1061367H56M36.397302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03976S" calcext:value-type="time">
            <text:p>15:56</text:p>
          </table:table-cell>
          <table:table-cell table:style-name="ce3" table:formula="of:=NOW()" office:value-type="time" office:time-value="PT1061367H56M36.39730565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07329S" calcext:value-type="time">
            <text:p>15:56</text:p>
          </table:table-cell>
          <table:table-cell table:style-name="ce3" table:formula="of:=NOW()" office:value-type="time" office:time-value="PT1061367H56M36.39730900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10682S" calcext:value-type="time">
            <text:p>15:56</text:p>
          </table:table-cell>
          <table:table-cell table:style-name="ce3" table:formula="of:=NOW()" office:value-type="time" office:time-value="PT1061367H56M36.39731235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14034S" calcext:value-type="time">
            <text:p>15:56</text:p>
          </table:table-cell>
          <table:table-cell table:style-name="ce3" table:formula="of:=NOW()" office:value-type="time" office:time-value="PT1061367H56M36.39731571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17387S" calcext:value-type="time">
            <text:p>15:56</text:p>
          </table:table-cell>
          <table:table-cell table:style-name="ce3" table:formula="of:=NOW()" office:value-type="time" office:time-value="PT1061367H56M36.397318225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07" calcext:value-type="date">
            <text:p>Feb 7, 2021</text:p>
          </table:table-cell>
          <table:table-cell table:style-name="ce7" table:formula="of:=SUM(([.D13]-[.C13]);([.G13]-[.F13]);([.J13]-[.I13]);([.M13]-[.L13]);([.P13]-[.O13]);([.S13]-[.R13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321578S" calcext:value-type="time">
            <text:p>15:56</text:p>
          </table:table-cell>
          <table:table-cell table:style-name="ce3" table:formula="of:=NOW()" office:value-type="time" office:time-value="PT1061367H56M36.39732241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24931S" calcext:value-type="time">
            <text:p>15:56</text:p>
          </table:table-cell>
          <table:table-cell table:style-name="ce3" table:formula="of:=NOW()" office:value-type="time" office:time-value="PT1061367H56M36.39732576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27445S" calcext:value-type="time">
            <text:p>15:56</text:p>
          </table:table-cell>
          <table:table-cell table:style-name="ce3" table:formula="of:=NOW()" office:value-type="time" office:time-value="PT1061367H56M36.3973299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30798S" calcext:value-type="time">
            <text:p>15:56</text:p>
          </table:table-cell>
          <table:table-cell table:style-name="ce3" table:formula="of:=NOW()" office:value-type="time" office:time-value="PT1061367H56M36.39733247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34151S" calcext:value-type="time">
            <text:p>15:56</text:p>
          </table:table-cell>
          <table:table-cell table:style-name="ce3" table:formula="of:=NOW()" office:value-type="time" office:time-value="PT1061367H56M36.39733582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37504S" calcext:value-type="time">
            <text:p>15:56</text:p>
          </table:table-cell>
          <table:table-cell table:style-name="ce3" table:formula="of:=NOW()" office:value-type="time" office:time-value="PT1061367H56M36.39733918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08" calcext:value-type="date">
            <text:p>Feb 8, 2021</text:p>
          </table:table-cell>
          <table:table-cell table:style-name="ce7" table:formula="of:=SUM(([.D14]-[.C14]);([.G14]-[.F14]);([.J14]-[.I14]);([.M14]-[.L14]);([.P14]-[.O14]);([.S14]-[.R14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342533S" calcext:value-type="time">
            <text:p>15:56</text:p>
          </table:table-cell>
          <table:table-cell table:style-name="ce3" table:formula="of:=NOW()" office:value-type="time" office:time-value="PT1061367H56M36.39734337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45886S" calcext:value-type="time">
            <text:p>15:56</text:p>
          </table:table-cell>
          <table:table-cell table:style-name="ce3" table:formula="of:=NOW()" office:value-type="time" office:time-value="PT1061367H56M36.39734672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484S" calcext:value-type="time">
            <text:p>15:56</text:p>
          </table:table-cell>
          <table:table-cell table:style-name="ce3" table:formula="of:=NOW()" office:value-type="time" office:time-value="PT1061367H56M36.39735007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51753S" calcext:value-type="time">
            <text:p>15:56</text:p>
          </table:table-cell>
          <table:table-cell table:style-name="ce3" table:formula="of:=NOW()" office:value-type="time" office:time-value="PT1061367H56M36.39735259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55106S" calcext:value-type="time">
            <text:p>15:56</text:p>
          </table:table-cell>
          <table:table-cell table:style-name="ce3" table:formula="of:=NOW()" office:value-type="time" office:time-value="PT1061367H56M36.39735594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5762S" calcext:value-type="time">
            <text:p>15:56</text:p>
          </table:table-cell>
          <table:table-cell table:style-name="ce3" table:formula="of:=NOW()" office:value-type="time" office:time-value="PT1061367H56M36.397359297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09" calcext:value-type="date">
            <text:p>Feb 9, 2021</text:p>
          </table:table-cell>
          <table:table-cell table:style-name="ce7" table:formula="of:=SUM(([.D15]-[.C15]);([.G15]-[.F15]);([.J15]-[.I15]);([.M15]-[.L15]);([.P15]-[.O15]);([.S15]-[.R15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362649S" calcext:value-type="time">
            <text:p>15:56</text:p>
          </table:table-cell>
          <table:table-cell table:style-name="ce3" table:formula="of:=NOW()" office:value-type="time" office:time-value="PT1061367H56M36.39736348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66002S" calcext:value-type="time">
            <text:p>15:56</text:p>
          </table:table-cell>
          <table:table-cell table:style-name="ce3" table:formula="of:=NOW()" office:value-type="time" office:time-value="PT1061367H56M36.39736767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68517S" calcext:value-type="time">
            <text:p>15:56</text:p>
          </table:table-cell>
          <table:table-cell table:style-name="ce3" table:formula="of:=NOW()" office:value-type="time" office:time-value="PT1061367H56M36.39737103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7187S" calcext:value-type="time">
            <text:p>15:56</text:p>
          </table:table-cell>
          <table:table-cell table:style-name="ce3" table:formula="of:=NOW()" office:value-type="time" office:time-value="PT1061367H56M36.39737354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7606S" calcext:value-type="time">
            <text:p>15:56</text:p>
          </table:table-cell>
          <table:table-cell table:style-name="ce3" table:formula="of:=NOW()" office:value-type="time" office:time-value="PT1061367H56M36.39737689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78575S" calcext:value-type="time">
            <text:p>15:56</text:p>
          </table:table-cell>
          <table:table-cell table:style-name="ce3" table:formula="of:=NOW()" office:value-type="time" office:time-value="PT1061367H56M36.397380251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10" calcext:value-type="date">
            <text:p>Feb 10, 2021</text:p>
          </table:table-cell>
          <table:table-cell table:style-name="ce7" table:formula="of:=SUM(([.D16]-[.C16]);([.G16]-[.F16]);([.J16]-[.I16]);([.M16]-[.L16]);([.P16]-[.O16]);([.S16]-[.R16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382766S" calcext:value-type="time">
            <text:p>15:56</text:p>
          </table:table-cell>
          <table:table-cell table:style-name="ce3" table:formula="of:=NOW()" office:value-type="time" office:time-value="PT1061367H56M36.39738444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86119S" calcext:value-type="time">
            <text:p>15:56</text:p>
          </table:table-cell>
          <table:table-cell table:style-name="ce3" table:formula="of:=NOW()" office:value-type="time" office:time-value="PT1061367H56M36.39738779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89472S" calcext:value-type="time">
            <text:p>15:56</text:p>
          </table:table-cell>
          <table:table-cell table:style-name="ce3" table:formula="of:=NOW()" office:value-type="time" office:time-value="PT1061367H56M36.39739114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92824S" calcext:value-type="time">
            <text:p>15:56</text:p>
          </table:table-cell>
          <table:table-cell table:style-name="ce3" table:formula="of:=NOW()" office:value-type="time" office:time-value="PT1061367H56M36.39739450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96177S" calcext:value-type="time">
            <text:p>15:56</text:p>
          </table:table-cell>
          <table:table-cell table:style-name="ce3" table:formula="of:=NOW()" office:value-type="time" office:time-value="PT1061367H56M36.39739785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398692S" calcext:value-type="time">
            <text:p>15:56</text:p>
          </table:table-cell>
          <table:table-cell table:style-name="ce3" table:formula="of:=NOW()" office:value-type="time" office:time-value="PT1061367H56M36.397401206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11" calcext:value-type="date">
            <text:p>Feb 11, 2021</text:p>
          </table:table-cell>
          <table:table-cell table:style-name="ce7" table:formula="of:=SUM(([.D17]-[.C17]);([.G17]-[.F17]);([.J17]-[.I17]);([.M17]-[.L17]);([.P17]-[.O17]);([.S17]-[.R17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403721S" calcext:value-type="time">
            <text:p>15:56</text:p>
          </table:table-cell>
          <table:table-cell table:style-name="ce3" table:formula="of:=NOW()" office:value-type="time" office:time-value="PT1061367H56M36.39740539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07074S" calcext:value-type="time">
            <text:p>15:56</text:p>
          </table:table-cell>
          <table:table-cell table:style-name="ce3" table:formula="of:=NOW()" office:value-type="time" office:time-value="PT1061367H56M36.39740791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10426S" calcext:value-type="time">
            <text:p>15:56</text:p>
          </table:table-cell>
          <table:table-cell table:style-name="ce3" table:formula="of:=NOW()" office:value-type="time" office:time-value="PT1061367H56M36.39741126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12941S" calcext:value-type="time">
            <text:p>15:56</text:p>
          </table:table-cell>
          <table:table-cell table:style-name="ce3" table:formula="of:=NOW()" office:value-type="time" office:time-value="PT1061367H56M36.39741461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16294S" calcext:value-type="time">
            <text:p>15:56</text:p>
          </table:table-cell>
          <table:table-cell table:style-name="ce3" table:formula="of:=NOW()" office:value-type="time" office:time-value="PT1061367H56M36.3974179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19646S" calcext:value-type="time">
            <text:p>15:56</text:p>
          </table:table-cell>
          <table:table-cell table:style-name="ce3" table:formula="of:=NOW()" office:value-type="time" office:time-value="PT1061367H56M36.397421323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12" calcext:value-type="date">
            <text:p>Feb 12, 2021</text:p>
          </table:table-cell>
          <table:table-cell table:style-name="ce7" table:formula="of:=SUM(([.D18]-[.C18]);([.G18]-[.F18]);([.J18]-[.I18]);([.M18]-[.L18]);([.P18]-[.O18]);([.S18]-[.R18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424676S" calcext:value-type="time">
            <text:p>15:56</text:p>
          </table:table-cell>
          <table:table-cell table:style-name="ce3" table:formula="of:=NOW()" office:value-type="time" office:time-value="PT1061367H56M36.39742635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28028S" calcext:value-type="time">
            <text:p>15:56</text:p>
          </table:table-cell>
          <table:table-cell table:style-name="ce3" table:formula="of:=NOW()" office:value-type="time" office:time-value="PT1061367H56M36.39742886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31381S" calcext:value-type="time">
            <text:p>15:56</text:p>
          </table:table-cell>
          <table:table-cell table:style-name="ce3" table:formula="of:=NOW()" office:value-type="time" office:time-value="PT1061367H56M36.39743221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33896S" calcext:value-type="time">
            <text:p>15:56</text:p>
          </table:table-cell>
          <table:table-cell table:style-name="ce3" table:formula="of:=NOW()" office:value-type="time" office:time-value="PT1061367H56M36.39743557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37248S" calcext:value-type="time">
            <text:p>15:56</text:p>
          </table:table-cell>
          <table:table-cell table:style-name="ce3" table:formula="of:=NOW()" office:value-type="time" office:time-value="PT1061367H56M36.39743808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40601S" calcext:value-type="time">
            <text:p>15:56</text:p>
          </table:table-cell>
          <table:table-cell table:style-name="ce3" table:formula="of:=NOW()" office:value-type="time" office:time-value="PT1061367H56M36.397441439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13" calcext:value-type="date">
            <text:p>Feb 13, 2021</text:p>
          </table:table-cell>
          <table:table-cell table:style-name="ce7" table:formula="of:=SUM(([.D19]-[.C19]);([.G19]-[.F19]);([.J19]-[.I19]);([.M19]-[.L19]);([.P19]-[.O19]);([.S19]-[.R19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444792S" calcext:value-type="time">
            <text:p>15:56</text:p>
          </table:table-cell>
          <table:table-cell table:style-name="ce3" table:formula="of:=NOW()" office:value-type="time" office:time-value="PT1061367H56M36.39744646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48145S" calcext:value-type="time">
            <text:p>15:56</text:p>
          </table:table-cell>
          <table:table-cell table:style-name="ce3" table:formula="of:=NOW()" office:value-type="time" office:time-value="PT1061367H56M36.39744982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51498S" calcext:value-type="time">
            <text:p>15:56</text:p>
          </table:table-cell>
          <table:table-cell table:style-name="ce3" table:formula="of:=NOW()" office:value-type="time" office:time-value="PT1061367H56M36.39745317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54012S" calcext:value-type="time">
            <text:p>15:56</text:p>
          </table:table-cell>
          <table:table-cell table:style-name="ce3" table:formula="of:=NOW()" office:value-type="time" office:time-value="PT1061367H56M36.39745652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57365S" calcext:value-type="time">
            <text:p>15:56</text:p>
          </table:table-cell>
          <table:table-cell table:style-name="ce3" table:formula="of:=NOW()" office:value-type="time" office:time-value="PT1061367H56M36.39745904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61556S" calcext:value-type="time">
            <text:p>15:56</text:p>
          </table:table-cell>
          <table:table-cell table:style-name="ce3" table:formula="of:=NOW()" office:value-type="time" office:time-value="PT1061367H56M36.397462394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14" calcext:value-type="date">
            <text:p>Feb 14, 2021</text:p>
          </table:table-cell>
          <table:table-cell table:style-name="ce7" table:formula="of:=SUM(([.D20]-[.C20]);([.G20]-[.F20]);([.J20]-[.I20]);([.M20]-[.L20]);([.P20]-[.O20]);([.S20]-[.R20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465747S" calcext:value-type="time">
            <text:p>15:56</text:p>
          </table:table-cell>
          <table:table-cell table:style-name="ce3" table:formula="of:=NOW()" office:value-type="time" office:time-value="PT1061367H56M36.39746658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68261S" calcext:value-type="time">
            <text:p>15:56</text:p>
          </table:table-cell>
          <table:table-cell table:style-name="ce3" table:formula="of:=NOW()" office:value-type="time" office:time-value="PT1061367H56M36.39747077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71614S" calcext:value-type="time">
            <text:p>15:56</text:p>
          </table:table-cell>
          <table:table-cell table:style-name="ce3" table:formula="of:=NOW()" office:value-type="time" office:time-value="PT1061367H56M36.39747329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74967S" calcext:value-type="time">
            <text:p>15:56</text:p>
          </table:table-cell>
          <table:table-cell table:style-name="ce3" table:formula="of:=NOW()" office:value-type="time" office:time-value="PT1061367H56M36.39747664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7832S" calcext:value-type="time">
            <text:p>15:56</text:p>
          </table:table-cell>
          <table:table-cell table:style-name="ce3" table:formula="of:=NOW()" office:value-type="time" office:time-value="PT1061367H56M36.39747999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81672S" calcext:value-type="time">
            <text:p>15:56</text:p>
          </table:table-cell>
          <table:table-cell table:style-name="ce3" table:formula="of:=NOW()" office:value-type="time" office:time-value="PT1061367H56M36.397483349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15" calcext:value-type="date">
            <text:p>Feb 15, 2021</text:p>
          </table:table-cell>
          <table:table-cell table:style-name="ce7" table:formula="of:=SUM(([.D21]-[.C21]);([.G21]-[.F21]);([.J21]-[.I21]);([.M21]-[.L21]);([.P21]-[.O21]);([.S21]-[.R21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486702S" calcext:value-type="time">
            <text:p>15:56</text:p>
          </table:table-cell>
          <table:table-cell table:style-name="ce3" table:formula="of:=NOW()" office:value-type="time" office:time-value="PT1061367H56M36.3974875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89216S" calcext:value-type="time">
            <text:p>15:56</text:p>
          </table:table-cell>
          <table:table-cell table:style-name="ce3" table:formula="of:=NOW()" office:value-type="time" office:time-value="PT1061367H56M36.39749089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92569S" calcext:value-type="time">
            <text:p>15:56</text:p>
          </table:table-cell>
          <table:table-cell table:style-name="ce3" table:formula="of:=NOW()" office:value-type="time" office:time-value="PT1061367H56M36.39749340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95922S" calcext:value-type="time">
            <text:p>15:56</text:p>
          </table:table-cell>
          <table:table-cell table:style-name="ce3" table:formula="of:=NOW()" office:value-type="time" office:time-value="PT1061367H56M36.3974967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498436S" calcext:value-type="time">
            <text:p>15:56</text:p>
          </table:table-cell>
          <table:table-cell table:style-name="ce3" table:formula="of:=NOW()" office:value-type="time" office:time-value="PT1061367H56M36.39750011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01789S" calcext:value-type="time">
            <text:p>15:56</text:p>
          </table:table-cell>
          <table:table-cell table:style-name="ce3" table:formula="of:=NOW()" office:value-type="time" office:time-value="PT1061367H56M36.397503465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16" calcext:value-type="date">
            <text:p>Feb 16, 2021</text:p>
          </table:table-cell>
          <table:table-cell table:style-name="ce7" table:formula="of:=SUM(([.D22]-[.C22]);([.G22]-[.F22]);([.J22]-[.I22]);([.M22]-[.L22]);([.P22]-[.O22]);([.S22]-[.R22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506818S" calcext:value-type="time">
            <text:p>15:56</text:p>
          </table:table-cell>
          <table:table-cell table:style-name="ce3" table:formula="of:=NOW()" office:value-type="time" office:time-value="PT1061367H56M36.39750765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09333S" calcext:value-type="time">
            <text:p>15:56</text:p>
          </table:table-cell>
          <table:table-cell table:style-name="ce3" table:formula="of:=NOW()" office:value-type="time" office:time-value="PT1061367H56M36.39751100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12686S" calcext:value-type="time">
            <text:p>15:56</text:p>
          </table:table-cell>
          <table:table-cell table:style-name="ce3" table:formula="of:=NOW()" office:value-type="time" office:time-value="PT1061367H56M36.39751352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16038S" calcext:value-type="time">
            <text:p>15:56</text:p>
          </table:table-cell>
          <table:table-cell table:style-name="ce3" table:formula="of:=NOW()" office:value-type="time" office:time-value="PT1061367H56M36.39751771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18553S" calcext:value-type="time">
            <text:p>15:56</text:p>
          </table:table-cell>
          <table:table-cell table:style-name="ce3" table:formula="of:=NOW()" office:value-type="time" office:time-value="PT1061367H56M36.39752106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21906S" calcext:value-type="time">
            <text:p>15:56</text:p>
          </table:table-cell>
          <table:table-cell table:style-name="ce3" table:formula="of:=NOW()" office:value-type="time" office:time-value="PT1061367H56M36.397523582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17" calcext:value-type="date">
            <text:p>Feb 17, 2021</text:p>
          </table:table-cell>
          <table:table-cell table:style-name="ce7" table:formula="of:=SUM(([.D23]-[.C23]);([.G23]-[.F23]);([.J23]-[.I23]);([.M23]-[.L23]);([.P23]-[.O23]);([.S23]-[.R23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526935S" calcext:value-type="time">
            <text:p>15:56</text:p>
          </table:table-cell>
          <table:table-cell table:style-name="ce3" table:formula="of:=NOW()" office:value-type="time" office:time-value="PT1061367H56M36.39752861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30288S" calcext:value-type="time">
            <text:p>15:56</text:p>
          </table:table-cell>
          <table:table-cell table:style-name="ce3" table:formula="of:=NOW()" office:value-type="time" office:time-value="PT1061367H56M36.39753196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3364S" calcext:value-type="time">
            <text:p>15:56</text:p>
          </table:table-cell>
          <table:table-cell table:style-name="ce3" table:formula="of:=NOW()" office:value-type="time" office:time-value="PT1061367H56M36.39753447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36993S" calcext:value-type="time">
            <text:p>15:56</text:p>
          </table:table-cell>
          <table:table-cell table:style-name="ce3" table:formula="of:=NOW()" office:value-type="time" office:time-value="PT1061367H56M36.39753783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39508S" calcext:value-type="time">
            <text:p>15:56</text:p>
          </table:table-cell>
          <table:table-cell table:style-name="ce3" table:formula="of:=NOW()" office:value-type="time" office:time-value="PT1061367H56M36.39754118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4286S" calcext:value-type="time">
            <text:p>15:56</text:p>
          </table:table-cell>
          <table:table-cell table:style-name="ce3" table:formula="of:=NOW()" office:value-type="time" office:time-value="PT1061367H56M36.397544537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18" calcext:value-type="date">
            <text:p>Feb 18, 2021</text:p>
          </table:table-cell>
          <table:table-cell table:style-name="ce7" table:formula="of:=SUM(([.D24]-[.C24]);([.G24]-[.F24]);([.J24]-[.I24]);([.M24]-[.L24]);([.P24]-[.O24]);([.S24]-[.R24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547051S" calcext:value-type="time">
            <text:p>15:56</text:p>
          </table:table-cell>
          <table:table-cell table:style-name="ce3" table:formula="of:=NOW()" office:value-type="time" office:time-value="PT1061367H56M36.39754872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50404S" calcext:value-type="time">
            <text:p>15:56</text:p>
          </table:table-cell>
          <table:table-cell table:style-name="ce3" table:formula="of:=NOW()" office:value-type="time" office:time-value="PT1061367H56M36.3975520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53757S" calcext:value-type="time">
            <text:p>15:56</text:p>
          </table:table-cell>
          <table:table-cell table:style-name="ce3" table:formula="of:=NOW()" office:value-type="time" office:time-value="PT1061367H56M36.39755543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5711S" calcext:value-type="time">
            <text:p>15:56</text:p>
          </table:table-cell>
          <table:table-cell table:style-name="ce3" table:formula="of:=NOW()" office:value-type="time" office:time-value="PT1061367H56M36.39755878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60462S" calcext:value-type="time">
            <text:p>15:56</text:p>
          </table:table-cell>
          <table:table-cell table:style-name="ce3" table:formula="of:=NOW()" office:value-type="time" office:time-value="PT1061367H56M36.39756213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63815S" calcext:value-type="time">
            <text:p>15:56</text:p>
          </table:table-cell>
          <table:table-cell table:style-name="ce3" table:formula="of:=NOW()" office:value-type="time" office:time-value="PT1061367H56M36.397564653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19" calcext:value-type="date">
            <text:p>Feb 19, 2021</text:p>
          </table:table-cell>
          <table:table-cell table:style-name="ce7" table:formula="of:=SUM(([.D25]-[.C25]);([.G25]-[.F25]);([.J25]-[.I25]);([.M25]-[.L25]);([.P25]-[.O25]);([.S25]-[.R25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568006S" calcext:value-type="time">
            <text:p>15:56</text:p>
          </table:table-cell>
          <table:table-cell table:style-name="ce3" table:formula="of:=NOW()" office:value-type="time" office:time-value="PT1061367H56M36.39756884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71359S" calcext:value-type="time">
            <text:p>15:56</text:p>
          </table:table-cell>
          <table:table-cell table:style-name="ce3" table:formula="of:=NOW()" office:value-type="time" office:time-value="PT1061367H56M36.39757219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73873S" calcext:value-type="time">
            <text:p>15:56</text:p>
          </table:table-cell>
          <table:table-cell table:style-name="ce3" table:formula="of:=NOW()" office:value-type="time" office:time-value="PT1061367H56M36.3975755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77226S" calcext:value-type="time">
            <text:p>15:56</text:p>
          </table:table-cell>
          <table:table-cell table:style-name="ce3" table:formula="of:=NOW()" office:value-type="time" office:time-value="PT1061367H56M36.39757890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80579S" calcext:value-type="time">
            <text:p>15:56</text:p>
          </table:table-cell>
          <table:table-cell table:style-name="ce3" table:formula="of:=NOW()" office:value-type="time" office:time-value="PT1061367H56M36.39758225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83932S" calcext:value-type="time">
            <text:p>15:56</text:p>
          </table:table-cell>
          <table:table-cell table:style-name="ce3" table:formula="of:=NOW()" office:value-type="time" office:time-value="PT1061367H56M36.39758477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20" calcext:value-type="date">
            <text:p>Feb 20, 2021</text:p>
          </table:table-cell>
          <table:table-cell table:style-name="ce7" table:formula="of:=SUM(([.D26]-[.C26]);([.G26]-[.F26]);([.J26]-[.I26]);([.M26]-[.L26]);([.P26]-[.O26]);([.S26]-[.R26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588123S" calcext:value-type="time">
            <text:p>15:56</text:p>
          </table:table-cell>
          <table:table-cell table:style-name="ce3" table:formula="of:=NOW()" office:value-type="time" office:time-value="PT1061367H56M36.39758896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91475S" calcext:value-type="time">
            <text:p>15:56</text:p>
          </table:table-cell>
          <table:table-cell table:style-name="ce3" table:formula="of:=NOW()" office:value-type="time" office:time-value="PT1061367H56M36.39759231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9399S" calcext:value-type="time">
            <text:p>15:56</text:p>
          </table:table-cell>
          <table:table-cell table:style-name="ce3" table:formula="of:=NOW()" office:value-type="time" office:time-value="PT1061367H56M36.39759566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597343S" calcext:value-type="time">
            <text:p>15:56</text:p>
          </table:table-cell>
          <table:table-cell table:style-name="ce3" table:formula="of:=NOW()" office:value-type="time" office:time-value="PT1061367H56M36.39759901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00695S" calcext:value-type="time">
            <text:p>15:56</text:p>
          </table:table-cell>
          <table:table-cell table:style-name="ce3" table:formula="of:=NOW()" office:value-type="time" office:time-value="PT1061367H56M36.39760237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04048S" calcext:value-type="time">
            <text:p>15:56</text:p>
          </table:table-cell>
          <table:table-cell table:style-name="ce3" table:formula="of:=NOW()" office:value-type="time" office:time-value="PT1061367H56M36.397604886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21" calcext:value-type="date">
            <text:p>Feb 21, 2021</text:p>
          </table:table-cell>
          <table:table-cell table:style-name="ce7" table:formula="of:=SUM(([.D27]-[.C27]);([.G27]-[.F27]);([.J27]-[.I27]);([.M27]-[.L27]);([.P27]-[.O27]);([.S27]-[.R27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608239S" calcext:value-type="time">
            <text:p>15:56</text:p>
          </table:table-cell>
          <table:table-cell table:style-name="ce3" table:formula="of:=NOW()" office:value-type="time" office:time-value="PT1061367H56M36.39760907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11592S" calcext:value-type="time">
            <text:p>15:56</text:p>
          </table:table-cell>
          <table:table-cell table:style-name="ce3" table:formula="of:=NOW()" office:value-type="time" office:time-value="PT1061367H56M36.3976124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14107S" calcext:value-type="time">
            <text:p>15:56</text:p>
          </table:table-cell>
          <table:table-cell table:style-name="ce3" table:formula="of:=NOW()" office:value-type="time" office:time-value="PT1061367H56M36.39761578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17459S" calcext:value-type="time">
            <text:p>15:56</text:p>
          </table:table-cell>
          <table:table-cell table:style-name="ce3" table:formula="of:=NOW()" office:value-type="time" office:time-value="PT1061367H56M36.39761913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20812S" calcext:value-type="time">
            <text:p>15:56</text:p>
          </table:table-cell>
          <table:table-cell table:style-name="ce3" table:formula="of:=NOW()" office:value-type="time" office:time-value="PT1061367H56M36.39762248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24165S" calcext:value-type="time">
            <text:p>15:56</text:p>
          </table:table-cell>
          <table:table-cell table:style-name="ce3" table:formula="of:=NOW()" office:value-type="time" office:time-value="PT1061367H56M36.397625841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22" calcext:value-type="date">
            <text:p>Feb 22, 2021</text:p>
          </table:table-cell>
          <table:table-cell table:style-name="ce7" table:formula="of:=SUM(([.D28]-[.C28]);([.G28]-[.F28]);([.J28]-[.I28]);([.M28]-[.L28]);([.P28]-[.O28]);([.S28]-[.R28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628356S" calcext:value-type="time">
            <text:p>15:56</text:p>
          </table:table-cell>
          <table:table-cell table:style-name="ce3" table:formula="of:=NOW()" office:value-type="time" office:time-value="PT1061367H56M36.39763003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31709S" calcext:value-type="time">
            <text:p>15:56</text:p>
          </table:table-cell>
          <table:table-cell table:style-name="ce3" table:formula="of:=NOW()" office:value-type="time" office:time-value="PT1061367H56M36.39763338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34223S" calcext:value-type="time">
            <text:p>15:56</text:p>
          </table:table-cell>
          <table:table-cell table:style-name="ce3" table:formula="of:=NOW()" office:value-type="time" office:time-value="PT1061367H56M36.39763673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37576S" calcext:value-type="time">
            <text:p>15:56</text:p>
          </table:table-cell>
          <table:table-cell table:style-name="ce3" table:formula="of:=NOW()" office:value-type="time" office:time-value="PT1061367H56M36.39763925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40929S" calcext:value-type="time">
            <text:p>15:56</text:p>
          </table:table-cell>
          <table:table-cell table:style-name="ce3" table:formula="of:=NOW()" office:value-type="time" office:time-value="PT1061367H56M36.39764260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44281S" calcext:value-type="time">
            <text:p>15:56</text:p>
          </table:table-cell>
          <table:table-cell table:style-name="ce3" table:formula="of:=NOW()" office:value-type="time" office:time-value="PT1061367H56M36.397645958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23" calcext:value-type="date">
            <text:p>Feb 23, 2021</text:p>
          </table:table-cell>
          <table:table-cell table:style-name="ce7" table:formula="of:=SUM(([.D29]-[.C29]);([.G29]-[.F29]);([.J29]-[.I29]);([.M29]-[.L29]);([.P29]-[.O29]);([.S29]-[.R29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649311S" calcext:value-type="time">
            <text:p>15:56</text:p>
          </table:table-cell>
          <table:table-cell table:style-name="ce3" table:formula="of:=NOW()" office:value-type="time" office:time-value="PT1061367H56M36.39765014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52663S" calcext:value-type="time">
            <text:p>15:56</text:p>
          </table:table-cell>
          <table:table-cell table:style-name="ce3" table:formula="of:=NOW()" office:value-type="time" office:time-value="PT1061367H56M36.39765350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55178S" calcext:value-type="time">
            <text:p>15:56</text:p>
          </table:table-cell>
          <table:table-cell table:style-name="ce3" table:formula="of:=NOW()" office:value-type="time" office:time-value="PT1061367H56M36.39765685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58531S" calcext:value-type="time">
            <text:p>15:56</text:p>
          </table:table-cell>
          <table:table-cell table:style-name="ce3" table:formula="of:=NOW()" office:value-type="time" office:time-value="PT1061367H56M36.39766020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61883S" calcext:value-type="time">
            <text:p>15:56</text:p>
          </table:table-cell>
          <table:table-cell table:style-name="ce3" table:formula="of:=NOW()" office:value-type="time" office:time-value="PT1061367H56M36.3976635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65236S" calcext:value-type="time">
            <text:p>15:56</text:p>
          </table:table-cell>
          <table:table-cell table:style-name="ce3" table:formula="of:=NOW()" office:value-type="time" office:time-value="PT1061367H56M36.397666913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24" calcext:value-type="date">
            <text:p>Feb 24, 2021</text:p>
          </table:table-cell>
          <table:table-cell table:style-name="ce7" table:formula="of:=SUM(([.D30]-[.C30]);([.G30]-[.F30]);([.J30]-[.I30]);([.M30]-[.L30]);([.P30]-[.O30]);([.S30]-[.R30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669427S" calcext:value-type="time">
            <text:p>15:56</text:p>
          </table:table-cell>
          <table:table-cell table:style-name="ce3" table:formula="of:=NOW()" office:value-type="time" office:time-value="PT1061367H56M36.39767110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7278S" calcext:value-type="time">
            <text:p>15:56</text:p>
          </table:table-cell>
          <table:table-cell table:style-name="ce3" table:formula="of:=NOW()" office:value-type="time" office:time-value="PT1061367H56M36.39767445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76133S" calcext:value-type="time">
            <text:p>15:56</text:p>
          </table:table-cell>
          <table:table-cell table:style-name="ce3" table:formula="of:=NOW()" office:value-type="time" office:time-value="PT1061367H56M36.39767780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78647S" calcext:value-type="time">
            <text:p>15:56</text:p>
          </table:table-cell>
          <table:table-cell table:style-name="ce3" table:formula="of:=NOW()" office:value-type="time" office:time-value="PT1061367H56M36.39768032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82S" calcext:value-type="time">
            <text:p>15:56</text:p>
          </table:table-cell>
          <table:table-cell table:style-name="ce3" table:formula="of:=NOW()" office:value-type="time" office:time-value="PT1061367H56M36.39768367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84515S" calcext:value-type="time">
            <text:p>15:56</text:p>
          </table:table-cell>
          <table:table-cell table:style-name="ce3" table:formula="of:=NOW()" office:value-type="time" office:time-value="PT1061367H56M36.397687029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25" calcext:value-type="date">
            <text:p>Feb 25, 2021</text:p>
          </table:table-cell>
          <table:table-cell table:style-name="ce7" table:formula="of:=SUM(([.D31]-[.C31]);([.G31]-[.F31]);([.J31]-[.I31]);([.M31]-[.L31]);([.P31]-[.O31]);([.S31]-[.R31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689544S" calcext:value-type="time">
            <text:p>15:56</text:p>
          </table:table-cell>
          <table:table-cell table:style-name="ce3" table:formula="of:=NOW()" office:value-type="time" office:time-value="PT1061367H56M36.3976912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92896S" calcext:value-type="time">
            <text:p>15:56</text:p>
          </table:table-cell>
          <table:table-cell table:style-name="ce3" table:formula="of:=NOW()" office:value-type="time" office:time-value="PT1061367H56M36.39769457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96249S" calcext:value-type="time">
            <text:p>15:56</text:p>
          </table:table-cell>
          <table:table-cell table:style-name="ce3" table:formula="of:=NOW()" office:value-type="time" office:time-value="PT1061367H56M36.39769792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699602S" calcext:value-type="time">
            <text:p>15:56</text:p>
          </table:table-cell>
          <table:table-cell table:style-name="ce3" table:formula="of:=NOW()" office:value-type="time" office:time-value="PT1061367H56M36.39770127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02955S" calcext:value-type="time">
            <text:p>15:56</text:p>
          </table:table-cell>
          <table:table-cell table:style-name="ce3" table:formula="of:=NOW()" office:value-type="time" office:time-value="PT1061367H56M36.39770463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06307S" calcext:value-type="time">
            <text:p>15:56</text:p>
          </table:table-cell>
          <table:table-cell table:style-name="ce3" table:formula="of:=NOW()" office:value-type="time" office:time-value="PT1061367H56M36.397707984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26" calcext:value-type="date">
            <text:p>Feb 26, 2021</text:p>
          </table:table-cell>
          <table:table-cell table:style-name="ce7" table:formula="of:=SUM(([.D32]-[.C32]);([.G32]-[.F32]);([.J32]-[.I32]);([.M32]-[.L32]);([.P32]-[.O32]);([.S32]-[.R32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710498S" calcext:value-type="time">
            <text:p>15:56</text:p>
          </table:table-cell>
          <table:table-cell table:style-name="ce3" table:formula="of:=NOW()" office:value-type="time" office:time-value="PT1061367H56M36.39771217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13851S" calcext:value-type="time">
            <text:p>15:56</text:p>
          </table:table-cell>
          <table:table-cell table:style-name="ce3" table:formula="of:=NOW()" office:value-type="time" office:time-value="PT1061367H56M36.39771468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17204S" calcext:value-type="time">
            <text:p>15:56</text:p>
          </table:table-cell>
          <table:table-cell table:style-name="ce3" table:formula="of:=NOW()" office:value-type="time" office:time-value="PT1061367H56M36.39771804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19719S" calcext:value-type="time">
            <text:p>15:56</text:p>
          </table:table-cell>
          <table:table-cell table:style-name="ce3" table:formula="of:=NOW()" office:value-type="time" office:time-value="PT1061367H56M36.39772139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23071S" calcext:value-type="time">
            <text:p>15:56</text:p>
          </table:table-cell>
          <table:table-cell table:style-name="ce3" table:formula="of:=NOW()" office:value-type="time" office:time-value="PT1061367H56M36.39772474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26424S" calcext:value-type="time">
            <text:p>15:56</text:p>
          </table:table-cell>
          <table:table-cell table:style-name="ce3" table:formula="of:=NOW()" office:value-type="time" office:time-value="PT1061367H56M36.3977281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27" calcext:value-type="date">
            <text:p>Feb 27, 2021</text:p>
          </table:table-cell>
          <table:table-cell table:style-name="ce7" table:formula="of:=SUM(([.D33]-[.C33]);([.G33]-[.F33]);([.J33]-[.I33]);([.M33]-[.L33]);([.P33]-[.O33]);([.S33]-[.R33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730615S" calcext:value-type="time">
            <text:p>15:56</text:p>
          </table:table-cell>
          <table:table-cell table:style-name="ce3" table:formula="of:=NOW()" office:value-type="time" office:time-value="PT1061367H56M36.3977331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33968S" calcext:value-type="time">
            <text:p>15:56</text:p>
          </table:table-cell>
          <table:table-cell table:style-name="ce3" table:formula="of:=NOW()" office:value-type="time" office:time-value="PT1061367H56M36.39773564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37321S" calcext:value-type="time">
            <text:p>15:56</text:p>
          </table:table-cell>
          <table:table-cell table:style-name="ce3" table:formula="of:=NOW()" office:value-type="time" office:time-value="PT1061367H56M36.39773899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40673S" calcext:value-type="time">
            <text:p>15:56</text:p>
          </table:table-cell>
          <table:table-cell table:style-name="ce3" table:formula="of:=NOW()" office:value-type="time" office:time-value="PT1061367H56M36.3977423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44026S" calcext:value-type="time">
            <text:p>15:56</text:p>
          </table:table-cell>
          <table:table-cell table:style-name="ce3" table:formula="of:=NOW()" office:value-type="time" office:time-value="PT1061367H56M36.397744864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47379S" calcext:value-type="time">
            <text:p>15:56</text:p>
          </table:table-cell>
          <table:table-cell table:style-name="ce3" table:formula="of:=NOW()" office:value-type="time" office:time-value="PT1061367H56M36.397748217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2-28" calcext:value-type="date">
            <text:p>Feb 28, 2021</text:p>
          </table:table-cell>
          <table:table-cell table:style-name="ce7" table:formula="of:=SUM(([.D34]-[.C34]);([.G34]-[.F34]);([.J34]-[.I34]);([.M34]-[.L34]);([.P34]-[.O34]);([.S34]-[.R34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75157S" calcext:value-type="time">
            <text:p>15:56</text:p>
          </table:table-cell>
          <table:table-cell table:style-name="ce3" table:formula="of:=NOW()" office:value-type="time" office:time-value="PT1061367H56M36.39775324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54923S" calcext:value-type="time">
            <text:p>15:56</text:p>
          </table:table-cell>
          <table:table-cell table:style-name="ce3" table:formula="of:=NOW()" office:value-type="time" office:time-value="PT1061367H56M36.39775576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58275S" calcext:value-type="time">
            <text:p>15:56</text:p>
          </table:table-cell>
          <table:table-cell table:style-name="ce3" table:formula="of:=NOW()" office:value-type="time" office:time-value="PT1061367H56M36.39775911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6079S" calcext:value-type="time">
            <text:p>15:56</text:p>
          </table:table-cell>
          <table:table-cell table:style-name="ce3" table:formula="of:=NOW()" office:value-type="time" office:time-value="PT1061367H56M36.39776246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64143S" calcext:value-type="time">
            <text:p>15:56</text:p>
          </table:table-cell>
          <table:table-cell table:style-name="ce3" table:formula="of:=NOW()" office:value-type="time" office:time-value="PT1061367H56M36.397764981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67495S" calcext:value-type="time">
            <text:p>15:56</text:p>
          </table:table-cell>
          <table:table-cell table:style-name="ce3" table:formula="of:=NOW()" office:value-type="time" office:time-value="PT1061367H56M36.397768334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3-01" calcext:value-type="date">
            <text:p>Mar 1, 2021</text:p>
          </table:table-cell>
          <table:table-cell table:style-name="ce7" table:formula="of:=SUM(([.D35]-[.C35]);([.G35]-[.F35]);([.J35]-[.I35]);([.M35]-[.L35]);([.P35]-[.O35]);([.S35]-[.R35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771686S" calcext:value-type="time">
            <text:p>15:56</text:p>
          </table:table-cell>
          <table:table-cell table:style-name="ce3" table:formula="of:=NOW()" office:value-type="time" office:time-value="PT1061367H56M36.39777336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75039S" calcext:value-type="time">
            <text:p>15:56</text:p>
          </table:table-cell>
          <table:table-cell table:style-name="ce3" table:formula="of:=NOW()" office:value-type="time" office:time-value="PT1061367H56M36.397775877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78392S" calcext:value-type="time">
            <text:p>15:56</text:p>
          </table:table-cell>
          <table:table-cell table:style-name="ce3" table:formula="of:=NOW()" office:value-type="time" office:time-value="PT1061367H56M36.3977792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80906S" calcext:value-type="time">
            <text:p>15:56</text:p>
          </table:table-cell>
          <table:table-cell table:style-name="ce3" table:formula="of:=NOW()" office:value-type="time" office:time-value="PT1061367H56M36.397782583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84259S" calcext:value-type="time">
            <text:p>15:56</text:p>
          </table:table-cell>
          <table:table-cell table:style-name="ce3" table:formula="of:=NOW()" office:value-type="time" office:time-value="PT1061367H56M36.397785936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87612S" calcext:value-type="time">
            <text:p>15:56</text:p>
          </table:table-cell>
          <table:table-cell table:style-name="ce3" table:formula="of:=NOW()" office:value-type="time" office:time-value="PT1061367H56M36.397789288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date" office:date-value="2021-03-02" calcext:value-type="date">
            <text:p>Mar 2, 2021</text:p>
          </table:table-cell>
          <table:table-cell table:style-name="ce7" table:formula="of:=SUM(([.D36]-[.C36]);([.G36]-[.F36]);([.J36]-[.I36]);([.M36]-[.L36]);([.P36]-[.O36]);([.S36]-[.R36]))" office:value-type="time" office:time-value="PT00H00M00S" calcext:value-type="time">
            <text:p>00:00</text:p>
          </table:table-cell>
          <table:table-cell table:style-name="ce3" table:formula="of:=NOW()" office:value-type="time" office:time-value="PT1061367H56M36.397791803S" calcext:value-type="time">
            <text:p>15:56</text:p>
          </table:table-cell>
          <table:table-cell table:style-name="ce3" table:formula="of:=NOW()" office:value-type="time" office:time-value="PT1061367H56M36.397793479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95156S" calcext:value-type="time">
            <text:p>15:56</text:p>
          </table:table-cell>
          <table:table-cell table:style-name="ce3" table:formula="of:=NOW()" office:value-type="time" office:time-value="PT1061367H56M36.39779683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798508S" calcext:value-type="time">
            <text:p>15:56</text:p>
          </table:table-cell>
          <table:table-cell table:style-name="ce3" table:formula="of:=NOW()" office:value-type="time" office:time-value="PT1061367H56M36.397800185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801861S" calcext:value-type="time">
            <text:p>15:56</text:p>
          </table:table-cell>
          <table:table-cell table:style-name="ce3" table:formula="of:=NOW()" office:value-type="time" office:time-value="PT1061367H56M36.397803538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805214S" calcext:value-type="time">
            <text:p>15:56</text:p>
          </table:table-cell>
          <table:table-cell table:style-name="ce3" table:formula="of:=NOW()" office:value-type="time" office:time-value="PT1061367H56M36.397806052S" calcext:value-type="time">
            <text:p>15:56</text:p>
          </table:table-cell>
          <table:table-cell table:style-name="ce9"/>
          <table:table-cell table:style-name="ce3" table:formula="of:=NOW()" office:value-type="time" office:time-value="PT1061367H56M36.397808567S" calcext:value-type="time">
            <text:p>15:56</text:p>
          </table:table-cell>
          <table:table-cell table:style-name="ce3" table:formula="of:=NOW()" office:value-type="time" office:time-value="PT1061367H56M36.397809405S" calcext:value-type="time">
            <text:p>15:56</text:p>
          </table:table-cell>
          <table:table-cell table:style-name="ce11"/>
          <table:table-cell table:number-columns-repeated="3"/>
        </table:table-row>
        <table:table-row table:style-name="ro1" table:number-rows-repeated="10"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10"/>
        </table:table-row>
        <table:table-row table:style-name="ro1" table:number-rows-repeated="104852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İstatistikler" table:style-name="ta1">
        <table:shapes>
          <draw:frame draw:z-index="0" draw:style-name="gr1" draw:text-style-name="P1" svg:width="17.8327in" svg:height="5.5618in" svg:x="1.2339in" svg:y="1.4051in">
            <draw:object draw:notify-on-update-of-ranges="'Raw Data'.A2:'Raw Data'.A36 'Raw Data'.A1:'Raw Data'.A1 'Raw Data'.B2:'Raw Data'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Raw Data'.V7:'Raw Data'.V1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5:56:36.213850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09:47:08.672641931</meta:creation-date>
    <dc:date>2021-01-27T15:56:44.699614274</dc:date>
    <meta:editing-duration>PT1H45M53S</meta:editing-duration>
    <meta:editing-cycles>16</meta:editing-cycles>
    <meta:generator>LibreOffice/6.4.6.2$Linux_X86_64 LibreOffice_project/40$Build-2</meta:generator>
    <meta:document-statistic meta:table-count="2" meta:cell-count="5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time-style style:name="N40">
      <number:hours number:style="long"/>
      <number:text>:</number:text>
      <number:minutes number:style="long"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5" style:family="chart" style:data-style-name="N7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296cm" svg:height="14.128cm" xlink:href=".." xlink:type="simple" chart:class="chart:bar" chart:style-name="ch1">
        <chart:title svg:x="20.977cm" svg:y="0.418cm" chart:style-name="ch2">
          <text:p>Günlük Çalışma</text:p>
        </chart:title>
        <chart:legend chart:legend-position="end" svg:x="43.8cm" svg:y="6.765cm" style:legend-expansion="high" chart:style-name="ch3"/>
        <chart:plot-area chart:style-name="ch4" table:cell-range-address="'Raw Data'.A1:'Raw Data'.A36 'Raw Data'.B2:'Raw Data'.B36" chart:data-source-has-labels="both" svg:x="1.916cm" svg:y="1.479cm" svg:width="40.979cm" svg:height="11.386cm">
          <chartooo:coordinate-region svg:x="3.014cm" svg:y="1.479cm" svg:width="39.881cm" svg:height="9.235cm"/>
          <chart:axis chart:dimension="x" chart:name="primary-x" chart:style-name="ch5" chartooo:axis-type="auto">
            <chartooo:date-scale/>
            <chart:title svg:x="22.07cm" svg:y="13.147cm" chart:style-name="ch6">
              <text:p>gün</text:p>
            </chart:title>
            <chart:categories table:cell-range-address="'Raw Data'.A2:'Raw Data'.A36"/>
          </chart:axis>
          <chart:axis chart:dimension="y" chart:name="primary-y" chart:style-name="ch7">
            <chart:title svg:x="0.451cm" svg:y="7.534cm" chart:style-name="ch8">
              <text:p>saat</text:p>
            </chart:title>
            <chart:grid chart:style-name="ch9" chart:class="major"/>
          </chart:axis>
          <chart:series chart:style-name="ch10" chart:values-cell-range-address="'Raw Data'.B2:'Raw Data'.B36" chart:label-cell-address="'Raw Data'.A1:'Raw Data'.A1" chart:class="chart:bar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ün:</text:p>
                <draw:g>
                  <svg:desc>'Raw Data'.A1:'Raw Data'.A1</svg:desc>
                </draw:g>
              </table:table-cell>
            </table:table-row>
          </table:table-header-rows>
          <table:table-rows>
            <table:table-row>
              <table:table-cell office:value-type="float" office:value="44223">
                <text:p>44223</text:p>
                <draw:g>
                  <svg:desc>'Raw Data'.A2:'Raw Data'.A36</svg:desc>
                </draw:g>
              </table:table-cell>
              <table:table-cell office:value-type="float" office:value="0.152777777777778">
                <text:p>0.152777777777778</text:p>
                <draw:g>
                  <svg:desc>'Raw Data'.B2:'Raw Data'.B36</svg:desc>
                </draw:g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